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138cm"/>
    </style:style>
    <style:style style:name="co3" style:family="table-column">
      <style:table-column-properties fo:break-before="auto" style:column-width="5.12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office:value-type="string">
            <text:p>memo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7-09-24_19-59-25_000.jpg</text:p>
          </table:table-cell>
          <table:table-cell office:value-type="string">
            <text:p>:m 食べた物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017-09-24_18-23-27_000.jpg</text:p>
          </table:table-cell>
          <table:table-cell office:value-type="string">
            <text:p>:bookmemo / 読んだ本 / 『北朝鮮は何を考えているのか』 平岩俊司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2017-09-24_15-53-14_000.jpg</text:p>
          </table:table-cell>
          <table:table-cell office:value-type="string">
            <text:p>:bookmemo / 読んだ本 / 『乳児保育への招待』 髙内正子編著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2017-09-24_13-06-19_000.jpg</text:p>
          </table:table-cell>
          <table:table-cell office:value-type="string">
            <text:p>:m 3*3 RES / 245 202*9#1 / 『相対論的量子論』　中西襄 / p.121 確率振幅 ∫(φ*ψ)dx 崩壊　指数関数　半減期　τ　SEG+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2017-09-24_13-05-59_000.jpg</text:p>
          </table:table-cell>
          <table:table-cell office:value-type="string">
            <text:p>:m 1-2*3 RES / 245 202*9#1 / 『相対論的量子論』　中西襄 / p.116 {φ1,φ2,φ3,...} 完全直交系　p(φn)≡|(pn,ψ)|^2 Σi(p(φi))=1 PROOF+ 排反自称　確率解釈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2017-09-24_13-01-14_000.png</text:p>
          </table:table-cell>
          <table:table-cell office:value-type="string">
            <text:p>:m 読みたい本 / 『重力の謎』 / ペーター・ベルグマン　谷川安孝訳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2017-09-24_09-37-59_000.jpg</text:p>
          </table:table-cell>
          <table:table-cell office:value-type="string">
            <text:p>:m 食べた物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2017-09-24_09-20-49_000.jpg</text:p>
          </table:table-cell>
          <table:table-cell office:value-type="string">
            <text:p>:m 3*3 RES / 245 159*41#1 / 『やさしい位相幾何学の話』 / PROOF+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2017-09-24_09-20-05_000.jpg</text:p>
          </table:table-cell>
          <table:table-cell office:value-type="string">
            <text:p>:m 1-2*3 RES / 245 159*41#1 / 『やさしい位相幾何学の話』 / p.171 PROPO.10 ε'近傍 Uε(f(x)) PROOF+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5">2017/09/25</text:date>, <text:time>06:37:2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7-09-25T06:37:26.49</dc:date>
    <dc:creator>iwabuchi ken</dc:creator>
    <meta:editing-duration>PT16M9S</meta:editing-duration>
    <meta:editing-cycles>6</meta:editing-cycles>
    <meta:document-statistic meta:table-count="1" meta:cell-count="30" meta:object-count="0"/>
  </office:meta>
</office:document-meta>
</file>